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32.47mm"/>
    </style:style>
    <style:style style:name="co3" style:family="table-column">
      <style:table-column-properties fo:break-before="auto" style:column-width="19.03mm"/>
    </style:style>
    <style:style style:name="co4" style:family="table-column">
      <style:table-column-properties fo:break-before="auto" style:column-width="51.52mm"/>
    </style:style>
    <style:style style:name="co5" style:family="table-column">
      <style:table-column-properties fo:break-before="auto" style:column-width="27.73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40.59mm"/>
    </style:style>
    <style:style style:name="co10" style:family="table-column">
      <style:table-column-properties fo:break-before="auto" style:column-width="41.43mm"/>
    </style:style>
    <style:style style:name="co11" style:family="table-column">
      <style:table-column-properties fo:break-before="auto" style:column-width="34.15mm"/>
    </style:style>
    <style:style style:name="co12" style:family="table-column">
      <style:table-column-properties fo:break-before="auto" style:column-width="33.04mm"/>
    </style:style>
    <style:style style:name="co13" style:family="table-column">
      <style:table-column-properties fo:break-before="auto" style:column-width="27.99mm"/>
    </style:style>
    <style:style style:name="co14" style:family="table-column">
      <style:table-column-properties fo:break-before="auto" style:column-width="42.84mm"/>
    </style:style>
    <style:style style:name="co15" style:family="table-column">
      <style:table-column-properties fo:break-before="auto" style:column-width="38.91mm"/>
    </style:style>
    <style:style style:name="co16" style:family="table-column">
      <style:table-column-properties fo:break-before="auto" style:column-width="24.91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44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6.19mm" fo:break-before="auto" style:use-optimal-row-height="false"/>
    </style:style>
    <style:style style:name="ro3" style:family="table-row">
      <style:table-row-properties style:row-height="18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_3d_C_3a__5c_WINNT_5c_SYSTEM32_5c_COMMAND.COM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_3d_C_3a__5c_WINNT_5c_SYSTEM32_5c_COMMAND.COM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_3d_C_3a__5c_WINNT_5c_SYSTEM32_5c_COMMAND.COM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_3d_C_3a__5c_WINNT_5c_SYSTEM32_5c_COMMAND.COM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9">
      <style:table-cell-properties style:diagonal-bl-tr="none" style:diagonal-tl-br="none" fo:border="0.74pt solid #000000" style:rotation-align="none"/>
    </style:style>
    <style:style style:name="ce9" style:family="table-cell" style:parent-style-name="_3d_C_3a__5c_WINNT_5c_SYSTEM32_5c_COMMAND.COM" style:data-style-name="N3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_3d_C_3a__5c_WINNT_5c_SYSTEM32_5c_COMMAND.COM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_3d_C_3a__5c_WINNT_5c_SYSTEM32_5c_COMMAND.COM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37">
      <style:table-cell-properties style:diagonal-bl-tr="none" style:diagonal-tl-br="none" fo:border="0.74pt solid #000000" style:rotation-align="none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0mm" fo:min-height="8.85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0mm" fo:min-height="9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0mm" fo:min-height="7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0mm" fo:min-height="9.3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0mm" fo:min-height="9.6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0mm" fo:min-height="11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0mm" fo:min-height="10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0mm" fo:min-height="11.76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0mm" fo:min-height="10.7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0mm" fo:min-height="10.4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Details required for submitting in PF dept. <text:s/>(Please follow the instructions given in notes &amp; comments for each column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Employee Name </text:p>
          </table:table-cell>
          <table:table-cell table:style-name="ce7" office:value-type="string" calcext:value-type="string">
            <office:annotation office:display="true" draw:style-name="gr1" draw:text-style-name="P2" svg:width="25.4mm" svg:height="15.61mm" svg:x="46.11mm" svg:y="4.5mm" draw:caption-point-x="20.27mm" draw:caption-point-y="6.18mm">
              <dc:date>2021-01-06T00:00:00</dc:date>
              <text:p text:style-name="P1">Input ' M ' for Male and 'F' for Female</text:p>
              <text:p text:style-name="P1"><text:span text:style-name="T1"/></text:p>
            </office:annotation>
            <text:p>Gender</text:p>
          </table:table-cell>
          <table:table-cell table:style-name="ce7" office:value-type="string" calcext:value-type="string">
            <text:p>DOJ</text:p>
          </table:table-cell>
          <table:table-cell table:style-name="ce9" office:value-type="string" calcext:value-type="string">
            <office:annotation office:display="true" draw:style-name="gr2" draw:text-style-name="P4" svg:width="44.7mm" svg:height="11.9mm" svg:x="83.68mm" svg:y="1.85mm" draw:caption-point-x="53.25mm" draw:caption-point-y="8.83mm">
              <dc:date>2021-01-06T00:00:00</dc:date>
              <text:p text:style-name="P3">DOB in this format only </text:p>
              <text:p text:style-name="P3">05-Feb-1991</text:p>
            </office:annotation>
            <text:p>Date Of Birth (DD/MMM/YYYY)</text:p>
          </table:table-cell>
          <table:table-cell table:style-name="ce7" office:value-type="string" calcext:value-type="string">
            <text:p>Father's Name</text:p>
          </table:table-cell>
          <table:table-cell table:style-name="ce7" office:value-type="string" calcext:value-type="string">
            <office:annotation office:display="true" draw:style-name="gr3" draw:text-style-name="P6" svg:width="21.43mm" svg:height="9.26mm" svg:x="165.55mm" svg:y="6.61mm" draw:caption-point-x="23.19mm" draw:caption-point-y="4.07mm">
              <dc:date>2021-01-06T00:00:00</dc:date>
              <text:p text:style-name="P5">eg: Married / Single</text:p>
            </office:annotation>
            <text:p>Marital Status</text:p>
          </table:table-cell>
          <table:table-cell table:style-name="ce7" office:value-type="string" calcext:value-type="string">
            <text:p>Spouse Name</text:p>
          </table:table-cell>
          <table:table-cell table:style-name="ce7" office:value-type="string" calcext:value-type="string">
            <office:annotation office:display="true" draw:style-name="gr4" draw:text-style-name="P2" svg:width="27.52mm" svg:height="12.21mm" svg:x="215.7mm" svg:y="0.9mm" draw:caption-point-x="24.24mm" draw:caption-point-y="9.78mm">
              <dc:date>2021-01-06T00:00:00</dc:date>
              <text:p text:style-name="P1"><text:s/>Check it should be <text:s/>10 digit ABCPE1234F</text:p>
            </office:annotation>
            <text:p>Pan Card No</text:p>
          </table:table-cell>
          <table:table-cell table:style-name="ce10" office:value-type="string" calcext:value-type="string">
            <office:annotation office:display="true" draw:style-name="gr5" draw:text-style-name="P6" svg:width="16.94mm" svg:height="12.21mm" svg:x="252.21mm" svg:y="-0.28mm" draw:caption-point-x="28.32mm" draw:caption-point-y="10.96mm">
              <dc:date>2021-01-06T00:00:00</dc:date>
              <text:p text:style-name="P5">Put Yes or No</text:p>
              <text:p text:style-name="P5"/>
            </office:annotation>
            <text:p>Whether PF Member or Not ?</text:p>
          </table:table-cell>
          <table:table-cell table:style-name="ce10" office:value-type="string" calcext:value-type="string">
            <office:annotation office:display="true" draw:style-name="gr6" draw:text-style-name="P6" svg:width="33.87mm" svg:height="15.61mm" svg:x="283.01mm" svg:y="-1.06mm" draw:caption-point-x="38.95mm" draw:caption-point-y="11.74mm">
              <dc:date>2021-01-06T00:00:00</dc:date>
              <text:p text:style-name="P5">Mention : If transferring <text:s text:c="2"/>' Yes' and if not transfering 'No'</text:p>
              <text:p text:style-name="P5"/>
            </office:annotation>
            <text:p>Transferring PF to current employer</text:p>
          </table:table-cell>
          <table:table-cell table:style-name="ce2" office:value-type="string" calcext:value-type="string">
            <text:p>Aadhaar Card No.</text:p>
          </table:table-cell>
          <table:table-cell table:style-name="ce2" office:value-type="string" calcext:value-type="string">
            <office:annotation office:display="true" draw:style-name="gr7" draw:text-style-name="P6" svg:width="31.98mm" svg:height="12.21mm" svg:x="357.53mm" svg:y="-0.02mm" draw:caption-point-x="31.62mm" draw:caption-point-y="10.7mm">
              <dc:date>2021-01-06T00:00:00</dc:date>
              <text:p text:style-name="P5">Any Bank A/c No. will do</text:p>
              <text:p text:style-name="P5"/>
            </office:annotation>
            <text:p>Bank A/c No</text:p>
          </table:table-cell>
          <table:table-cell table:style-name="ce2" office:value-type="string" calcext:value-type="string">
            <office:annotation office:display="true" draw:style-name="gr8" draw:text-style-name="P6" svg:width="16.67mm" svg:height="15.61mm" svg:x="399.04mm" svg:y="-0.92mm" draw:caption-point-x="18.1mm" draw:caption-point-y="11.6mm">
              <dc:date>2021-01-06T00:00:00</dc:date>
              <text:p text:style-name="P5">IFSC code of given Bank A/c No</text:p>
            </office:annotation>
            <text:p>IFSC Code</text:p>
          </table:table-cell>
          <table:table-cell table:style-name="ce11" office:value-type="string" calcext:value-type="string">
            <office:annotation office:display="true" draw:style-name="gr9" draw:text-style-name="P6" svg:width="57.34mm" svg:height="29.21mm" svg:x="424.18mm" svg:y="-8.25mm" draw:caption-point-x="35.81mm" draw:caption-point-y="18.93mm">
              <dc:date>2021-01-06T00:00:00</dc:date>
              <text:p text:style-name="P5">IF you have <text:s/>UAN No., it is must to mention here correct UAN No as it is required for linking PF A/c. <text:s/>and</text:p>
              <text:p text:style-name="P5"/>
              <text:p text:style-name="P5">If you don’t have UAN No. put ( - ) PF dept will create a new UAN No </text:p>
              <text:p text:style-name="P5"/>
              <text:p text:style-name="P5"/>
            </office:annotation>
            <text:p>Previous Employers UAN NO (If any)</text:p>
          </table:table-cell>
          <table:table-cell table:style-name="ce11" office:value-type="string" calcext:value-type="string">
            <office:annotation office:display="true" draw:style-name="gr10" draw:text-style-name="P2" svg:width="63.56mm" svg:height="19.01mm" svg:x="470.67mm" svg:y="-3.29mm" draw:caption-point-x="28.23mm" draw:caption-point-y="13.97mm">
              <dc:date>2021-01-06T00:00:00</dc:date>
              <text:p text:style-name="P1">IF you had PF with previous employer, then you will be surely having PF A/c No. Pls mention full PF No.</text:p>
              <text:p text:style-name="P1"><text:span text:style-name="T1"/></text:p>
              <text:p text:style-name="P1"><text:span text:style-name="T1"/></text:p>
            </office:annotation>
            <text:p>Previous Employers PF A/c No.</text:p>
          </table:table-cell>
          <table:table-cell table:style-name="ce11" office:value-type="string" calcext:value-type="string">
            <text:p>Mobile No</text:p>
          </table:table-cell>
          <table:table-cell table:style-name="ce11" office:value-type="string" calcext:value-type="string">
            <text:p>Personal email id</text:p>
          </table:table-cell>
          <table:table-cell table:style-name="ce11" office:value-type="string" calcext:value-type="string">
            <text:p>Date of leaving Previous organization</text:p>
          </table:table-cell>
          <table:table-cell table:style-name="ce11" office:value-type="string" calcext:value-type="string">
            <text:p>Date of joining Previous organization</text:p>
          </table:table-cell>
          <table:table-cell table:style-name="ce11" office:value-type="string" calcext:value-type="string">
            <text:p>Dowmlaod &amp; email Epassbook/PF accumulation statement of previous employer</text:p>
          </table:table-cell>
          <table:table-cell table:style-name="ce4" table:number-columns-repeated="1003"/>
        </table:table-row>
        <table:table-row table:style-name="ro3">
          <table:table-cell table:style-name="ce3" office:value-type="string" calcext:value-type="string">
            <text:p>P2926</text:p>
          </table:table-cell>
          <table:table-cell table:style-name="ce3" office:value-type="string" calcext:value-type="string">
            <text:p>Praveen</text:p>
          </table:table-cell>
          <table:table-cell table:style-name="ce3" office:value-type="string" calcext:value-type="string">
            <text:p>M</text:p>
          </table:table-cell>
          <table:table-cell table:style-name="ce8" office:value-type="date" office:date-value="2020-12-16" calcext:value-type="date">
            <text:p>16 Dec 20</text:p>
          </table:table-cell>
          <table:table-cell table:style-name="ce3" office:value-type="string" calcext:value-type="string">
            <text:p>25/Jan/1993</text:p>
          </table:table-cell>
          <table:table-cell table:style-name="ce3" office:value-type="string" calcext:value-type="string">
            <text:p>Honnachar H G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TCPP2291K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float" office:value="215272406783" calcext:value-type="float">
            <text:p>215272406783</text:p>
          </table:table-cell>
          <table:table-cell table:style-name="ce3" office:value-type="float" office:value="45611583438" calcext:value-type="float">
            <text:p>45611583438</text:p>
          </table:table-cell>
          <table:table-cell table:style-name="ce3"/>
          <table:table-cell table:style-name="ce3" office:value-type="float" office:value="101051039353" calcext:value-type="float">
            <text:p>101051039353</text:p>
          </table:table-cell>
          <table:table-cell table:style-name="ce3"/>
          <table:table-cell table:style-name="ce3" office:value-type="float" office:value="7760616142" calcext:value-type="float">
            <text:p>7760616142</text:p>
          </table:table-cell>
          <table:table-cell table:style-name="ce3" office:value-type="string" calcext:value-type="string">
            <text:p><text:a xlink:href="mailto:praveenpv625@gmail.com" xlink:type="simple">praveenpv625@gmail.com</text:a></text:p>
          </table:table-cell>
          <table:table-cell table:style-name="ce12" office:value-type="date" office:date-value="2020-12-08" calcext:value-type="date">
            <text:p>08/12/20</text:p>
          </table:table-cell>
          <table:table-cell table:style-name="ce3" office:value-type="string" calcext:value-type="string">
            <text:p>16-07-2018</text:p>
          </table:table-cell>
          <table:table-cell table:style-name="ce3"/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Note 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/>
          <table:table-cell table:style-name="ce5" office:value-type="string" calcext:value-type="string">
            <text:p>Pls. check - PAN should be in the format ABCPE1234F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5" office:value-type="string" calcext:value-type="string">
            <text:p>Pls. input M for Male &amp; F for Female in gender colum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5" office:value-type="string" calcext:value-type="string">
            <text:p>Pls. input the DOB in the dd-mmm-yy format (eg : 05-Feb-1991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Pls. read all the comments before filling the details.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d_C_3a__5c_WINNT_5c_SYSTEM32_5c_COMMAND.COM" style:display-name="=C:\WINNT\SYSTEM32\COMMAND.C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reerekha Nair</meta:initial-creator>
    <meta:creation-date>2016-08-19T09:20:28</meta:creation-date>
    <dc:date>2021-01-06T13:01:14.151000000</dc:date>
    <meta:generator>LibreOffice/6.3.3.2$Windows_X86_64 LibreOffice_project/a64200df03143b798afd1ec74a12ab50359878ed</meta:generator>
    <meta:editing-duration>PT4M59S</meta:editing-duration>
    <meta:editing-cycles>1</meta:editing-cycles>
    <meta:document-statistic meta:table-count="1" meta:cell-count="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